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graphics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http://www.w3.org/1999/XSL/Format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http://www.w3.org/2000/svg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http://www.w3.org/2001/SMIL20/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fill-color="#ffffff" fo:min-height="28.868cm"/>
    </style:style>
    <style:style style:name="P1" style:family="paragraph">
      <style:paragraph-properties fo:margin-left="0cm" fo:margin-right="0cm" fo:text-indent="0cm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0.291cm" svg:height="28.868cm" svg:x="0.343cm" svg:y="0.301cm">
          <draw:text-box>
            <text:p text:style-name="P1">年前的美國總統大選，佛羅里達州發生計票爭議，民主黨已經到手的總統寶座最後因500多張選票而被葬送。為預防這一鬧劇重演，民主黨總統候選人凱利正招兵買馬，組建自己的律師團隊，在全國各地監控大選。(</text:p>
            <text:p text:style-name="P1">紐約時報披露，凱利的助手們說，民主黨的競選班子正採取罕見步驟，試圖建立一個自己領導的全國性律師網路，直接監控各地的投票情況。而過去，監控大選的任務通常是由同各州民主黨委員會有關係的律師完成的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http://www.w3.org/1999/XSL/Format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http://www.w3.org/2000/svg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http://www.w3.org/2001/SMIL20/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en" fo:country="US" style:font-family-asian="'Andale Sans UI'" style:font-pitch-asian="variable" style:font-size-asian="24pt" style:language-asian="zh" style:country-asian="TW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Thorndale" style:font-family-generic="roman" style:font-pitch="variable" fo:font-size="24pt" fo:font-style="normal" fo:text-shadow="none" style:text-underline-style="none" fo:font-weight="normal" style:font-family-asian="MingLiU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05cm" fo:page-height="20.989cm" style:print-orientation="landscape"/>
    </style:page-layout>
    <style:page-layout style:name="PM1">
      <style:page-layout-properties fo:margin-top="0.301cm" fo:margin-bottom="0.532cm" fo:margin-left="0.343cm" fo:margin-right="0.367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http://www.w3.org/2001/SMIL20/" xmlns:anim="urn:oasis:names:tc:opendocument:xmlns:animation:1.0" office:version="1.0">
  <office:meta>
    <meta:generator>StarOffice/8_Beta$Win32 OpenOffice.org_project/680m78$Build-8875</meta:generator>
    <meta:creation-date>2004-08-30T16:25:40</meta:creation-date>
    <dc:date>2004-08-30T16:37:25</dc:date>
    <dc:language>en-US</dc:language>
    <meta:editing-cycles>3</meta:editing-cycles>
    <meta:editing-duration>PT11M44S</meta:editing-duration>
    <meta:user-defined meta:name="Info 1"/>
    <meta:user-defined meta:name="Info 2"/>
    <meta:user-defined meta:name="Info 3"/>
    <meta:user-defined meta:name="Info 4"/>
    <meta:document-statistic meta:object-count="1"/>
  </office:meta>
</office:document-meta>
</file>